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2299in"/>
    </style:style>
    <style:style style:name="co3" style:family="table-column">
      <style:table-column-properties fo:break-before="auto" style:column-width="1.7244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2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.1689in" svg:height="0.9118in" svg:x="0in" svg:y="7.5902in">
            <draw:object draw:notify-on-update-of-ranges="Sheet1.B4:Sheet1.B14 Sheet1.E4:Sheet1.E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4791in" svg:height="5.3744in" svg:x="0in" svg:y="2.6083in">
            <draw:object draw:notify-on-update-of-ranges="Sheet1.B3:Sheet1.B3 Sheet1.B4:Sheet1.B14 Sheet1.E3:Sheet1.E3 Sheet1.E4:Sheet1.E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Groebner Basis for polynomials generated using UOV method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Input Equations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Output Equations</text:p>
          </table:table-cell>
          <table:table-cell table:style-name="ce2" office:value-type="string" calcext:value-type="string">
            <text:p>Loops made</text:p>
          </table:table-cell>
          <table:table-cell table:style-name="ce2" office:value-type="string" calcext:value-type="string">
            <text:p>Avg. Elapsed 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.5077" calcext:value-type="float">
            <text:p>0.50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1.4999" calcext:value-type="float">
            <text:p>1.4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2.9288" calcext:value-type="float">
            <text:p>2.92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5.8067" calcext:value-type="float">
            <text:p>5.80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29.1009" calcext:value-type="float">
            <text:p>29.1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8" calcext:value-type="float">
            <text:p>308</text:p>
          </table:table-cell>
          <table:table-cell office:value-type="float" office:value="20" calcext:value-type="float">
            <text:p>20</text:p>
          </table:table-cell>
          <table:table-cell office:value-type="float" office:value="36.8047" calcext:value-type="float">
            <text:p>36.8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306.1974" calcext:value-type="float">
            <text:p>306.1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17" calcext:value-type="float">
            <text:p>817</text:p>
          </table:table-cell>
          <table:table-cell office:value-type="float" office:value="5" calcext:value-type="float">
            <text:p>5</text:p>
          </table:table-cell>
          <table:table-cell office:value-type="float" office:value="757.3434" calcext:value-type="float">
            <text:p>757.34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2147.1187" calcext:value-type="float">
            <text:p>2147.1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5734.3288" calcext:value-type="float">
            <text:p>5734.3288</text:p>
          </table:table-cell>
        </table:table-row>
        <table:table-row table:style-name="ro1"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4874in" fo:margin-right="0.252in" fo:border="0.06pt solid #000000" fo:padding="0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UOV</text:p>
      </style:header>
      <style:header-left style:display="false"/>
      <style:footer>
        <text:p><text:date style:data-style-name="N2" text:date-value="2015-05-31">00/00/0000</text:dat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 style:data-style-name="N2" text:time-value="18:49:03.112713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6:46:47.818776783</meta:creation-date>
    <dc:date>2015-05-31T19:00:16.014394776</dc:date>
    <meta:editing-duration>PT8M38S</meta:editing-duration>
    <meta:editing-cycles>4</meta:editing-cycles>
    <meta:generator>LibreOffice/4.2.8.2$Linux_X86_64 LibreOffice_project/420m0$Build-2</meta:generator>
    <meta:document-statistic meta:table-count="1" meta:cell-count="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.97cm" svg:height="2.317cm" xlink:href=".." xlink:type="simple" chart:class="chart:scatter" chart:style-name="ch1">
        <chart:title svg:x="-3.16cm" svg:y="0.182cm" chart:style-name="ch2">
          <text:p>Average time to compute a Groebner Basis</text:p>
        </chart:title>
        <chart:subtitle svg:x="-0.941cm" svg:y="1.039cm" chart:style-name="ch3">
          <text:p>Number variables vs. time</text:p>
        </chart:subtitle>
        <chart:plot-area chart:style-name="ch4" table:cell-range-address="Sheet1.B4:Sheet1.B14 Sheet1.E4:Sheet1.E14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:title svg:x="0.091cm" svg:y="1.273cm" chart:style-name="ch6">
              <text:p>Number variables</text:p>
            </chart:title>
            <chart:categories table:cell-range-address="Sheet1.B4:Sheet1.B14 Sheet1.E4:Sheet1.E14"/>
            <chart:grid chart:style-name="ch7" chart:class="major"/>
          </chart:axis>
          <chart:axis chart:dimension="y" chart:name="primary-y" chart:style-name="ch5">
            <chart:title svg:x="0cm" svg:y="0cm" chart:style-name="ch8">
              <text:p>Secs.</text:p>
            </chart:title>
            <chart:grid chart:style-name="ch7" chart:class="major"/>
          </chart:axis>
          <chart:axis chart:dimension="y" chart:name="secondary-y"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98cm" svg:height="13.652cm" xlink:href=".." xlink:type="simple" chart:class="chart:scatter" chart:style-name="ch1">
        <chart:title svg:x="5.188cm" svg:y="0.409cm" chart:style-name="ch2">
          <text:p>Average time to compute Gröbner Basis</text:p>
        </chart:title>
        <chart:subtitle svg:x="6.805cm" svg:y="1.493cm" chart:style-name="ch3">
          <text:p>Number of Variables vs. Time</text:p>
        </chart:subtitle>
        <chart:legend svg:x="15.108cm" svg:y="12.771cm" style:legend-expansion="custom" chartooo:width="3.486cm" chartooo:height="0.643cm" style:legend-expansion-aspect-ratio="5.42146189735614" chart:style-name="ch4"/>
        <chart:plot-area chart:style-name="ch5" table:cell-range-address="Sheet1.B3:Sheet1.B14 Sheet1.E3:Sheet1.E14" chart:data-source-has-labels="row" svg:x="1.454cm" svg:y="2.467cm" svg:width="17.165cm" svg:height="9.867cm">
          <chartooo:coordinate-region svg:x="2.507cm" svg:y="2.685cm" svg:width="15.91cm" svg:height="8.965cm"/>
          <chart:axis chart:dimension="x" chart:name="primary-x" chart:style-name="ch6">
            <chart:title svg:x="8.441cm" svg:y="12.607cm" chart:style-name="ch7">
              <text:p>Number of variables</text:p>
            </chart:title>
          </chart:axis>
          <chart:axis chart:dimension="y" chart:name="primary-y" chart:style-name="ch8">
            <chart:title svg:x="0.451cm" svg:y="8.142cm" chart:style-name="ch9">
              <text:p>Seconds</text:p>
            </chart:title>
            <chart:grid chart:style-name="ch10" chart:class="major"/>
          </chart:axis>
          <chart:series chart:style-name="ch11" chart:values-cell-range-address="Sheet1.E4:Sheet1.E14" chart:label-cell-address="Sheet1.E3:Sheet1.E3" chart:class="chart:scatter">
            <chart:domain table:cell-range-address="Sheet1.B4:Sheet1.B14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. Elapsed 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4:Sheet1.B14</svg:desc>
                </draw:g>
              </table:table-cell>
              <table:table-cell office:value-type="float" office:value="0.2509">
                <text:p>0.2509</text:p>
                <draw:g>
                  <svg:desc>Sheet1.E4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077">
                <text:p>0.5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.4999">
                <text:p>1.4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9288">
                <text:p>2.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.8067">
                <text:p>5.8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9.1009">
                <text:p>29.1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6.8047">
                <text:p>36.8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06.1974">
                <text:p>306.1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757.3434">
                <text:p>757.3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147.1187">
                <text:p>2147.1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5734.3288">
                <text:p>5734.3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